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916cm" fo:min-width="2.7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99cm"/>
    </style:style>
    <style:style style:name="gr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2.458cm" fo:min-width="3.608cm"/>
    </style:style>
    <style:style style:name="gr6" style:family="graphic" style:parent-style-name="standard">
      <style:graphic-properties svg:stroke-color="#666666" draw:fill-color="#b3b3b3" draw:textarea-horizontal-align="justify" draw:textarea-vertical-align="middle" draw:auto-grow-height="false" fo:min-height="2.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svg:stroke-color="#000000" draw:fill-color="#e6e6e6" draw:textarea-horizontal-align="justify" draw:textarea-vertical-align="middle" draw:auto-grow-height="false" fo:min-height="0.65cm" fo:min-width="0.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b3b3b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e6e6e6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.4cm" svg:x="5.2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1.862cm" svg:height="2.086cm" draw:transform="skewX (0.140149938935145) rotate (0.867777704091581) translate (5.29402352278819cm 13.9370976717092cm)" svg:viewBox="0 0 1863 2087" svg:d="M0 10c153 31 637-128 481 220-86 192-52 480 135 491 205 12 467 3 518 187 48 172-70 440 120 549 175 99 481-102 577 155l-68 193 23 220 77 62">
          <text:p/>
        </draw:path>
        <draw:path draw:style-name="gr2" draw:text-style-name="P1" draw:layer="layout" svg:width="1.862cm" svg:height="2.086cm" draw:transform="skewX (0.140149938935145) rotate (0.867777704091581) translate (5.49502352278819cm 14.5370976717092cm)" svg:viewBox="0 0 1863 2087" svg:d="M0 10c153 31 637-128 481 220-86 192-52 480 135 491 205 12 467 3 518 187 48 172-70 440 120 549 175 99 481-102 577 155l-68 193 23 220 77 62">
          <text:p/>
        </draw:path>
        <draw:path draw:style-name="gr2" draw:text-style-name="P1" draw:layer="layout" svg:width="1.862cm" svg:height="2.086cm" draw:transform="skewX (0.140149938935145) rotate (0.867777704091581) translate (5.59502352278819cm 13.1370976717092cm)" svg:viewBox="0 0 1863 2087" svg:d="M0 10c153 31 637-128 481 220-86 192-52 480 135 491 205 12 467 3 518 187 48 172-70 440 120 549 175 99 481-102 577 155l-68 193 23 220 77 62">
          <text:p/>
        </draw:path>
        <draw:frame draw:style-name="gr3" draw:text-style-name="P2" draw:layer="layout" svg:width="1.035cm" svg:height="0.962cm" svg:x="6.2cm" svg:y="12.8cm">
          <draw:text-box>
            <text:p>...</text:p>
          </draw:text-box>
        </draw:frame>
        <draw:frame draw:style-name="gr4" draw:text-style-name="P3" draw:layer="layout" svg:width="3.199cm" svg:height="0.806cm" svg:x="5.4cm" svg:y="14.8cm">
          <draw:text-box>
            <text:p><text:span text:style-name="T1">Thread Pool</text:span></text:p>
          </draw:text-box>
        </draw:frame>
        <draw:custom-shape draw:style-name="gr5" draw:text-style-name="P1" draw:layer="layout" svg:width="4.4cm" svg:height="3cm" svg:x="4.8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5cm" svg:height="2.8cm" svg:x="6.7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1.86cm" svg:height="1.361cm" svg:x="5.2cm" svg:y="10.339cm">
          <draw:text-box>
            <text:p text:style-name="P5"><text:span text:style-name="T2">Akka</text:span></text:p>
          </draw:text-box>
        </draw:frame>
        <draw:frame draw:style-name="gr4" draw:text-style-name="P3" draw:layer="layout" svg:width="3.199cm" svg:height="0.806cm" svg:x="5.401cm" svg:y="9cm">
          <draw:text-box>
            <text:p><text:span text:style-name="T1">Actor Model</text:span></text:p>
          </draw:text-box>
        </draw:frame>
        <draw:custom-shape draw:style-name="gr8" draw:text-style-name="P7" xml:id="id1" draw:id="id1" draw:layer="layout" svg:width="1.1cm" svg:height="0.9cm" svg:x="5.4cm" svg:y="6.5cm">
          <text:p text:style-name="P5">A1</text:p>
          <draw:enhanced-geometry svg:viewBox="0 0 21600 21600" draw:type="rectangle" draw:enhanced-path="M 0 0 L 21600 0 21600 21600 0 21600 0 0 Z N"/>
        </draw:custom-shape>
        <draw:custom-shape draw:style-name="gr8" draw:text-style-name="P7" xml:id="id3" draw:id="id3" draw:layer="layout" svg:width="1.1cm" svg:height="0.9cm" svg:x="7.6cm" svg:y="6.5cm">
          <text:p text:style-name="P5">A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" draw:id="id2" draw:layer="layout" svg:width="1.1cm" svg:height="0.9cm" svg:x="6.3cm" svg:y="7.9cm">
          <text:p text:style-name="P5">A3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95cm" svg:y1="7.4cm" svg:x2="6.3cm" svg:y2="8.35cm" draw:start-shape="id1" draw:start-glue-point="2" draw:end-shape="id2" draw:end-glue-point="3" svg:d="M5950 7400c0 634 116 950 350 950" svg:viewBox="0 0 351 951">
          <text:p/>
        </draw:connector>
        <draw:connector draw:style-name="gr9" draw:text-style-name="P1" draw:layer="layout" draw:type="curve" svg:x1="6.5cm" svg:y1="6.95cm" svg:x2="7.6cm" svg:y2="6.95cm" draw:start-shape="id1" draw:start-glue-point="1" draw:end-shape="id3" draw:end-glue-point="3" svg:d="M6500 6950h1100" svg:viewBox="0 0 1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6:29:06.498107739</dc:date>
    <dc:creator>nikolay </dc:creator>
    <meta:editing-duration>PT37M9S</meta:editing-duration>
    <meta:editing-cycles>6</meta:editing-cycles>
    <meta:generator>LibreOffice/4.4.2.2$Linux_X86_64 LibreOffice_project/40m0$Build-2</meta:generator>
    <meta:document-statistic meta:object-count="15"/>
  </office:meta>
</office:document-meta>
</file>